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87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9.23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vertical-align="middle"/>
      <style:text-properties style:font-name="Consolas"/>
    </style:style>
    <style:style style:name="T1" style:family="tex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Precedence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row table:style-name="ro1">
          <table:table-cell office:value-type="string" calcext:value-type="string">
            <text:p>Precedence</text:p>
          </table:table-cell>
          <table:table-cell table:style-name="ce1" office:value-type="string" calcext:value-type="string">
            <text:p>Operator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x?y:z</text:p>
          </table:table-cell>
          <table:table-cell office:value-type="string" calcext:value-type="string">
            <text:p>Ternary conditiona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 collectio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Logical O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ogical AN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Bitwise OR (inclusive or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Bitwise XOR (exclusive or)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Bitwise AN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==, !=</text:p>
          </table:table-cell>
          <table:table-cell office:value-type="string" calcext:value-type="string">
            <text:p>For equality operators = and ≠ respectivel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lt;, &lt;=, &gt;, &gt;=</text:p>
          </table:table-cell>
          <table:table-cell office:value-type="string" calcext:value-type="string">
            <text:p>For relational operators &lt; and ≤ and &gt; and ≥ respectivel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&lt;=&gt;</text:p>
          </table:table-cell>
          <table:table-cell office:value-type="string" calcext:value-type="string">
            <text:p>Three-way comparison operat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lt;&lt;, &gt;&gt;</text:p>
          </table:table-cell>
          <table:table-cell office:value-type="string" calcext:value-type="string">
            <text:p>Bitwise left shift and right shif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+, -</text:p>
          </table:table-cell>
          <table:table-cell office:value-type="string" calcext:value-type="string">
            <text:p>Addition and subtrac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, /, %, <text:span text:style-name="T1">/%</text:span></text:p>
          </table:table-cell>
          <table:table-cell office:value-type="string" calcext:value-type="string">
            <text:p>Multiplication, division, remainder and floor divisio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++, X--</text:p>
          </table:table-cell>
          <table:table-cell office:value-type="string" calcext:value-type="string">
            <text:p>Unary increment and decrem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+X, -X</text:p>
          </table:table-cell>
          <table:table-cell office:value-type="string" calcext:value-type="string">
            <text:p>Unary plus and minu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t, ~</text:p>
          </table:table-cell>
          <table:table-cell office:value-type="string" calcext:value-type="string">
            <text:p>Logical NOT and bitwise NO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Exponentiation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ref, unref</text:p>
          </table:table-cell>
          <table:table-cell table:style-name="Default" office:value-type="string" calcext:value-type="string">
            <text:p>Referenced and Unreferenced</text:p>
          </table:table-cell>
        </table:table-row>
      </table:table>
      <table:table table:name="References" table:style-name="ta1">
        <table:table-column table:style-name="co4" table:default-cell-style-name="Default"/>
        <table:table-row table:style-name="ro1">
          <table:table-cell office:value-type="string" calcext:value-type="string">
            <text:p>https://en.cppreference.com/w/cpp/language/operator_precedence</text:p>
          </table:table-cell>
        </table:table-row>
        <table:table-row table:style-name="ro1">
          <table:table-cell office:value-type="string" calcext:value-type="string">
            <text:p>https://pythonflood.com/python-operator-precedence-simplifying-complex-expressions-22eb46b334</text:p>
          </table:table-cell>
        </table:table-row>
      </table:table>
      <table:named-expressions/>
      <table:database-ranges>
        <table:database-range table:name="__Anonymous_Sheet_DB__0" table:target-range-address="Precedence.A1:Precedence.C18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2T19:00:33.885000000</meta:creation-date>
    <dc:date>2024-06-23T21:00:04.838000000</dc:date>
    <meta:editing-duration>P1DT1H59M27S</meta:editing-duration>
    <meta:editing-cycles>12</meta:editing-cycles>
    <meta:generator>LibreOffice/7.6.1.2$Windows_X86_64 LibreOffice_project/f5defcebd022c5bc36bbb79be232cb6926d8f674</meta:generator>
    <meta:document-statistic meta:table-count="2" meta:cell-count="59" meta:object-count="0"/>
  </office:meta>
</office:document-meta>
</file>